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61cm" svg:height="11.471cm" svg:x="1.381cm" svg:y="7.9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07:44:01.502549982</meta:creation-date>
    <meta:editing-duration>PT12M46S</meta:editing-duration>
    <meta:editing-cycles>2</meta:editing-cycles>
    <meta:generator>LibreOffice/5.1.6.2$Linux_X86_64 LibreOffice_project/10m0$Build-2</meta:generator>
    <dc:date>2018-10-04T07:44:24.536900667</dc:date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2cm" svg:height="11.472cm" xlink:href="." xlink:type="simple" chart:class="chart:scatter" chart:style-name="ch1">
        <chart:title svg:x="2.024cm" svg:y="0.365cm" chart:style-name="ch2">
          <text:p>Производительность коммуникационной сети</text:p>
        </chart:title>
        <chart:plot-area chart:style-name="ch3" chart:data-source-has-labels="both" svg:x="1.686cm" svg:y="1.687cm" svg:width="16.113cm" svg:height="8.263cm">
          <chartooo:coordinate-region svg:x="2.445cm" svg:y="1.875cm" svg:width="14.946cm" svg:height="7.452cm"/>
          <chart:axis chart:dimension="x" chart:name="primary-x" chart:style-name="ch4" chartooo:axis-type="auto">
            <chart:title svg:x="7.722cm" svg:y="10.179cm" chart:style-name="ch5">
              <text:p>количество ядер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6.805cm" chart:style-name="ch6">
              <text:p>ГБ./сек.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0.499982077424926">
                <text:p>0.499982077424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